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4.288cm" table:align="left"/>
    </style:style>
    <style:style style:name="Tabla1.A" style:family="table-column">
      <style:table-column-properties style:column-width="1.471cm"/>
    </style:style>
    <style:style style:name="Tabla1.B" style:family="table-column">
      <style:table-column-properties style:column-width="2.817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4.288cm" table:align="left"/>
    </style:style>
    <style:style style:name="Tabla2.A" style:family="table-column">
      <style:table-column-properties style:column-width="1.471cm"/>
    </style:style>
    <style:style style:name="Tabla2.B" style:family="table-column">
      <style:table-column-properties style:column-width="2.817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6.088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top="0cm" fo:margin-bottom="0.499cm" style:contextual-spacing="false"/>
    </style:style>
    <style:style style:name="P6" style:family="paragraph" style:parent-style-name="Standard">
      <style:text-properties officeooo:rsid="00118359" officeooo:paragraph-rsid="00118359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P15" style:family="paragraph" style:parent-style-name="Text_20_body" style:list-style-name="L5"/>
    <style:style style:name="P16" style:family="paragraph" style:parent-style-name="Text_20_body" style:list-style-name="L5">
      <style:paragraph-properties fo:margin-top="0cm" fo:margin-bottom="0cm" style:contextual-spacing="false"/>
    </style:style>
    <style:style style:name="P17" style:family="paragraph" style:parent-style-name="Text_20_body" style:list-style-name="L6"/>
    <style:style style:name="P18" style:family="paragraph" style:parent-style-name="Text_20_body" style:list-style-name="L6">
      <style:paragraph-properties fo:margin-top="0cm" fo:margin-bottom="0cm" style:contextual-spacing="false"/>
    </style:style>
    <style:style style:name="P19" style:family="paragraph" style:parent-style-name="Text_20_body" style:list-style-name="L7"/>
    <style:style style:name="P20" style:family="paragraph" style:parent-style-name="Text_20_body" style:list-style-name="L7">
      <style:paragraph-properties fo:margin-top="0cm" fo:margin-bottom="0cm" style:contextual-spacing="false"/>
    </style:style>
    <style:style style:name="P21" style:family="paragraph" style:parent-style-name="Text_20_body" style:list-style-name="L8"/>
    <style:style style:name="P22" style:family="paragraph" style:parent-style-name="Text_20_body" style:list-style-name="L8">
      <style:paragraph-properties fo:margin-top="0cm" fo:margin-bottom="0cm" style:contextual-spacing="false"/>
    </style:style>
    <style:style style:name="P23" style:family="paragraph" style:parent-style-name="Text_20_body" style:list-style-name="L9"/>
    <style:style style:name="P24" style:family="paragraph" style:parent-style-name="Text_20_body" style:list-style-name="L9">
      <style:paragraph-properties fo:margin-top="0cm" fo:margin-bottom="0cm" style:contextual-spacing="false"/>
    </style:style>
    <style:style style:name="P25" style:family="paragraph" style:parent-style-name="Text_20_body" style:list-style-name="L10"/>
    <style:style style:name="P26" style:family="paragraph" style:parent-style-name="Text_20_body" style:list-style-name="L10">
      <style:paragraph-properties fo:margin-top="0cm" fo:margin-bottom="0cm" style:contextual-spacing="false"/>
    </style:style>
    <style:style style:name="P27" style:family="paragraph" style:parent-style-name="Text_20_body" style:list-style-name="L11"/>
    <style:style style:name="P28" style:family="paragraph" style:parent-style-name="Text_20_body" style:list-style-name="L11">
      <style:paragraph-properties fo:margin-top="0cm" fo:margin-bottom="0cm" style:contextual-spacing="false"/>
    </style:style>
    <style:style style:name="P29" style:family="paragraph" style:parent-style-name="Text_20_body" style:list-style-name="L12"/>
    <style:style style:name="P30" style:family="paragraph" style:parent-style-name="Text_20_body" style:list-style-name="L12">
      <style:paragraph-properties fo:margin-top="0cm" fo:margin-bottom="0cm" style:contextual-spacing="false"/>
    </style:style>
    <style:style style:name="P31" style:family="paragraph" style:parent-style-name="Text_20_body" style:list-style-name="L13"/>
    <style:style style:name="P32" style:family="paragraph" style:parent-style-name="Text_20_body" style:list-style-name="L14"/>
    <style:style style:name="P33" style:family="paragraph" style:parent-style-name="Text_20_body" style:list-style-name="L14">
      <style:paragraph-properties fo:margin-top="0cm" fo:margin-bottom="0cm" style:contextual-spacing="false"/>
    </style:style>
    <style:style style:name="P34" style:family="paragraph" style:parent-style-name="Text_20_body" style:list-style-name="L15"/>
    <style:style style:name="P35" style:family="paragraph" style:parent-style-name="Text_20_body" style:list-style-name="L15">
      <style:paragraph-properties fo:margin-top="0cm" fo:margin-bottom="0cm" style:contextual-spacing="false"/>
    </style:style>
    <style:style style:name="P36" style:family="paragraph" style:parent-style-name="Text_20_body" style:list-style-name="L16"/>
    <style:style style:name="P37" style:family="paragraph" style:parent-style-name="Text_20_body" style:list-style-name="L16">
      <style:paragraph-properties fo:margin-top="0cm" fo:margin-bottom="0cm" style:contextual-spacing="false"/>
    </style:style>
    <style:style style:name="P38" style:family="paragraph" style:parent-style-name="Text_20_body" style:list-style-name="L17"/>
    <style:style style:name="P39" style:family="paragraph" style:parent-style-name="Text_20_body" style:list-style-name="L17">
      <style:paragraph-properties fo:margin-top="0cm" fo:margin-bottom="0cm" style:contextual-spacing="false"/>
    </style:style>
    <style:style style:name="P40" style:family="paragraph" style:parent-style-name="Text_20_body" style:list-style-name="L18"/>
    <style:style style:name="P41" style:family="paragraph" style:parent-style-name="Text_20_body" style:list-style-name="L19"/>
    <style:style style:name="P42" style:family="paragraph" style:parent-style-name="Text_20_body" style:list-style-name="L20"/>
    <style:style style:name="P43" style:family="paragraph" style:parent-style-name="Text_20_body" style:list-style-name="L20">
      <style:paragraph-properties fo:margin-top="0cm" fo:margin-bottom="0cm" style:contextual-spacing="false"/>
    </style:style>
    <style:style style:name="P44" style:family="paragraph" style:parent-style-name="Text_20_body" style:list-style-name="L21"/>
    <style:style style:name="P45" style:family="paragraph" style:parent-style-name="Text_20_body" style:list-style-name="L21">
      <style:paragraph-properties fo:margin-top="0cm" fo:margin-bottom="0cm" style:contextual-spacing="false"/>
    </style:style>
    <style:style style:name="P46" style:family="paragraph" style:parent-style-name="Text_20_body" style:list-style-name="L22"/>
    <style:style style:name="P47" style:family="paragraph" style:parent-style-name="Text_20_body" style:list-style-name="L22">
      <style:paragraph-properties fo:margin-top="0cm" fo:margin-bottom="0cm" style:contextual-spacing="false"/>
    </style:style>
    <style:style style:name="P48" style:family="paragraph" style:parent-style-name="Text_20_body" style:list-style-name="L23"/>
    <style:style style:name="P49" style:family="paragraph" style:parent-style-name="Text_20_body" style:list-style-name="L23">
      <style:paragraph-properties fo:margin-top="0cm" fo:margin-bottom="0cm" style:contextual-spacing="false"/>
    </style:style>
    <style:style style:name="P50" style:family="paragraph" style:parent-style-name="Text_20_body" style:list-style-name="L24"/>
    <style:style style:name="P51" style:family="paragraph" style:parent-style-name="Text_20_body" style:list-style-name="L24">
      <style:paragraph-properties fo:margin-top="0cm" fo:margin-bottom="0cm" style:contextual-spacing="false"/>
    </style:style>
    <style:style style:name="P52" style:family="paragraph" style:parent-style-name="Text_20_body" style:list-style-name="L25"/>
    <style:style style:name="P53" style:family="paragraph" style:parent-style-name="Text_20_body" style:list-style-name="L25">
      <style:paragraph-properties fo:margin-top="0cm" fo:margin-bottom="0cm" style:contextual-spacing="false"/>
    </style:style>
    <style:style style:name="P54" style:family="paragraph" style:parent-style-name="Text_20_body" style:list-style-name="L26"/>
    <style:style style:name="P55" style:family="paragraph" style:parent-style-name="Text_20_body" style:list-style-name="L26">
      <style:paragraph-properties fo:margin-top="0cm" fo:margin-bottom="0cm" style:contextual-spacing="false"/>
    </style:style>
    <style:style style:name="P56" style:family="paragraph" style:parent-style-name="Text_20_body" style:list-style-name="L27"/>
    <style:style style:name="P57" style:family="paragraph" style:parent-style-name="Text_20_body" style:list-style-name="L27">
      <style:paragraph-properties fo:margin-top="0cm" fo:margin-bottom="0cm" style:contextual-spacing="false"/>
    </style:style>
    <style:style style:name="P58" style:family="paragraph" style:parent-style-name="Text_20_body" style:list-style-name="L28"/>
    <style:style style:name="P59" style:family="paragraph" style:parent-style-name="Text_20_body" style:list-style-name="L28">
      <style:paragraph-properties fo:margin-top="0cm" fo:margin-bottom="0cm" style:contextual-spacing="false"/>
    </style:style>
    <style:style style:name="P60" style:family="paragraph" style:parent-style-name="Text_20_body" style:list-style-name="L29"/>
    <style:style style:name="P61" style:family="paragraph" style:parent-style-name="Text_20_body" style:list-style-name="L29">
      <style:paragraph-properties fo:margin-top="0cm" fo:margin-bottom="0cm" style:contextual-spacing="false"/>
    </style:style>
    <style:style style:name="P62" style:family="paragraph" style:parent-style-name="Text_20_body" style:list-style-name="L30"/>
    <style:style style:name="P63" style:family="paragraph" style:parent-style-name="Text_20_body" style:list-style-name="L30">
      <style:paragraph-properties fo:margin-top="0cm" fo:margin-bottom="0cm" style:contextual-spacing="false"/>
    </style:style>
    <style:style style:name="P64" style:family="paragraph" style:parent-style-name="Text_20_body" style:list-style-name="L31"/>
    <style:style style:name="P65" style:family="paragraph" style:parent-style-name="Text_20_body" style:list-style-name="L31">
      <style:paragraph-properties fo:margin-top="0cm" fo:margin-bottom="0cm" style:contextual-spacing="false"/>
    </style:style>
    <style:style style:name="P66" style:family="paragraph" style:parent-style-name="Text_20_body" style:list-style-name="L32"/>
    <style:style style:name="P67" style:family="paragraph" style:parent-style-name="Text_20_body" style:list-style-name="L32">
      <style:paragraph-properties fo:margin-top="0cm" fo:margin-bottom="0cm" style:contextual-spacing="false"/>
    </style:style>
    <style:style style:name="P68" style:family="paragraph" style:parent-style-name="Text_20_body" style:list-style-name="L33"/>
    <style:style style:name="P69" style:family="paragraph" style:parent-style-name="Text_20_body" style:list-style-name="L33">
      <style:paragraph-properties fo:margin-top="0cm" fo:margin-bottom="0cm" style:contextual-spacing="false"/>
    </style:style>
    <style:style style:name="P70" style:family="paragraph" style:parent-style-name="Text_20_body" style:list-style-name="L34"/>
    <style:style style:name="P71" style:family="paragraph" style:parent-style-name="Text_20_body" style:list-style-name="L34">
      <style:paragraph-properties fo:margin-top="0cm" fo:margin-bottom="0cm" style:contextual-spacing="false"/>
    </style:style>
    <style:style style:name="P72" style:family="paragraph" style:parent-style-name="Text_20_body" style:list-style-name="L35"/>
    <style:style style:name="P73" style:family="paragraph" style:parent-style-name="Text_20_body" style:list-style-name="L35">
      <style:paragraph-properties fo:margin-top="0cm" fo:margin-bottom="0cm" style:contextual-spacing="false"/>
    </style:style>
    <style:style style:name="P74" style:family="paragraph" style:parent-style-name="Text_20_body" style:list-style-name="L36"/>
    <style:style style:name="P75" style:family="paragraph" style:parent-style-name="Text_20_body" style:list-style-name="L37"/>
    <style:style style:name="P76" style:family="paragraph" style:parent-style-name="Text_20_body" style:list-style-name="L37">
      <style:paragraph-properties fo:margin-top="0cm" fo:margin-bottom="0cm" style:contextual-spacing="false"/>
    </style:style>
    <style:style style:name="P77" style:family="paragraph" style:parent-style-name="Text_20_body" style:list-style-name="L38"/>
    <style:style style:name="P78" style:family="paragraph" style:parent-style-name="Text_20_body" style:list-style-name="L38">
      <style:paragraph-properties fo:margin-top="0cm" fo:margin-bottom="0cm" style:contextual-spacing="false"/>
    </style:style>
    <style:style style:name="P79" style:family="paragraph" style:parent-style-name="Text_20_body" style:list-style-name="L39"/>
    <style:style style:name="P80" style:family="paragraph" style:parent-style-name="Text_20_body" style:list-style-name="L39">
      <style:paragraph-properties fo:margin-top="0cm" fo:margin-bottom="0cm" style:contextual-spacing="false"/>
    </style:style>
    <style:style style:name="P81" style:family="paragraph" style:parent-style-name="Text_20_body" style:list-style-name="L40"/>
    <style:style style:name="P82" style:family="paragraph" style:parent-style-name="Text_20_body" style:list-style-name="L40">
      <style:paragraph-properties fo:margin-top="0cm" fo:margin-bottom="0cm" style:contextual-spacing="false"/>
    </style:style>
    <style:style style:name="P83" style:family="paragraph" style:parent-style-name="Text_20_body" style:list-style-name="L41"/>
    <style:style style:name="P84" style:family="paragraph" style:parent-style-name="Text_20_body" style:list-style-name="L41">
      <style:paragraph-properties fo:margin-top="0cm" fo:margin-bottom="0cm" style:contextual-spacing="false"/>
    </style:style>
    <style:style style:name="P85" style:family="paragraph" style:parent-style-name="Text_20_body" style:list-style-name="L42"/>
    <style:style style:name="P86" style:family="paragraph" style:parent-style-name="Title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3"><text:a xlink:type="simple" xlink:href="#__RefHeading___Toc3_661378428" text:style-name="Index_20_Link" text:visited-style-name="Index_20_Link">📊 Qué dicen los pronósticos actuales (2026)<text:tab/>3</text:a></text:p>
          <text:p text:style-name="P4"><text:a xlink:type="simple" xlink:href="#__RefHeading___Toc5_661378428" text:style-name="Index_20_Link" text:visited-style-name="Index_20_Link">👉 Marzo 2026<text:tab/>3</text:a></text:p>
          <text:p text:style-name="P4"><text:a xlink:type="simple" xlink:href="#__RefHeading___Toc7_661378428" text:style-name="Index_20_Link" text:visited-style-name="Index_20_Link">👉 Abril 2026<text:tab/>3</text:a></text:p>
          <text:p text:style-name="P4"><text:a xlink:type="simple" xlink:href="#__RefHeading___Toc9_661378428" text:style-name="Index_20_Link" text:visited-style-name="Index_20_Link">👉 Mayo 2026<text:tab/>3</text:a></text:p>
          <text:p text:style-name="P3"><text:a xlink:type="simple" xlink:href="#__RefHeading___Toc11_661378428" text:style-name="Index_20_Link" text:visited-style-name="Index_20_Link">🧠 Resumen claro<text:tab/>3</text:a></text:p>
          <text:p text:style-name="P3"><text:a xlink:type="simple" xlink:href="#__RefHeading___Toc13_661378428" text:style-name="Index_20_Link" text:visited-style-name="Index_20_Link">⚠️ Importante (para no engañarse)<text:tab/>4</text:a></text:p>
          <text:p text:style-name="P2"><text:a xlink:type="simple" xlink:href="#__RefHeading___Toc15_661378428" text:style-name="Index_20_Link" text:visited-style-name="Index_20_Link">🧠 Supuestos que estoy usando<text:tab/>4</text:a></text:p>
          <text:p text:style-name="P2"><text:a xlink:type="simple" xlink:href="#__RefHeading___Toc17_661378428" text:style-name="Index_20_Link" text:visited-style-name="Index_20_Link">📊 Mi escenario “razonado” (más jugado)<text:tab/>4</text:a></text:p>
          <text:p text:style-name="P3"><text:a xlink:type="simple" xlink:href="#__RefHeading___Toc19_661378428" text:style-name="Index_20_Link" text:visited-style-name="Index_20_Link">👉 Marzo 2026: 2,9%<text:tab/>4</text:a></text:p>
          <text:p text:style-name="P3"><text:a xlink:type="simple" xlink:href="#__RefHeading___Toc21_661378428" text:style-name="Index_20_Link" text:visited-style-name="Index_20_Link">👉 Abril 2026: 2,2%<text:tab/>4</text:a></text:p>
          <text:p text:style-name="P3"><text:a xlink:type="simple" xlink:href="#__RefHeading___Toc23_661378428" text:style-name="Index_20_Link" text:visited-style-name="Index_20_Link">👉 Mayo 2026: 1,8%<text:tab/>4</text:a></text:p>
          <text:p text:style-name="P2"><text:a xlink:type="simple" xlink:href="#__RefHeading___Toc25_661378428" text:style-name="Index_20_Link" text:visited-style-name="Index_20_Link">📉 Lectura general<text:tab/>5</text:a></text:p>
          <text:p text:style-name="P2"><text:a xlink:type="simple" xlink:href="#__RefHeading___Toc27_661378428" text:style-name="Index_20_Link" text:visited-style-name="Index_20_Link">⚠️ Dónde podría fallar este escenario<text:tab/>5</text:a></text:p>
          <text:p text:style-name="P2"><text:a xlink:type="simple" xlink:href="#__RefHeading___Toc29_661378428" text:style-name="Index_20_Link" text:visited-style-name="Index_20_Link">🧭 Mi intuición (más cualitativa)<text:tab/>5</text:a></text:p>
          <text:p text:style-name="P2"><text:a xlink:type="simple" xlink:href="#__RefHeading___Toc31_661378428" text:style-name="Index_20_Link" text:visited-style-name="Index_20_Link">🧮 1. Regresión lineal (lo más simple)<text:tab/>5</text:a></text:p>
          <text:p text:style-name="P2"><text:a xlink:type="simple" xlink:href="#__RefHeading___Toc33_661378428" text:style-name="Index_20_Link" text:visited-style-name="Index_20_Link">🔁 2. Modelos autorregresivos (AR / ARIMA) ⭐ MUY USADOS<text:tab/>6</text:a></text:p>
          <text:p text:style-name="P3"><text:a xlink:type="simple" xlink:href="#__RefHeading___Toc35_661378428" text:style-name="Index_20_Link" text:visited-style-name="Index_20_Link">Ejemplo simple:<text:tab/>6</text:a></text:p>
          <text:p text:style-name="P2"><text:a xlink:type="simple" xlink:href="#__RefHeading___Toc37_661378428" text:style-name="Index_20_Link" text:visited-style-name="Index_20_Link">📊 3. ARIMAX (ARIMA + variables externas)<text:tab/>6</text:a></text:p>
          <text:p text:style-name="P2"><text:a xlink:type="simple" xlink:href="#__RefHeading___Toc39_661378428" text:style-name="Index_20_Link" text:visited-style-name="Index_20_Link">🔄 4. Modelos VAR (Vector Autorregresivo)<text:tab/>6</text:a></text:p>
          <text:p text:style-name="P2"><text:a xlink:type="simple" xlink:href="#__RefHeading___Toc41_661378428" text:style-name="Index_20_Link" text:visited-style-name="Index_20_Link">🧠 5. Modelos simples pero efectivos (súper usados en la práctica)<text:tab/>7</text:a></text:p>
          <text:p text:style-name="P3"><text:a xlink:type="simple" xlink:href="#__RefHeading___Toc43_661378428" text:style-name="Index_20_Link" text:visited-style-name="Index_20_Link">🔹 Regla práctica (híbrida)<text:tab/>7</text:a></text:p>
          <text:p text:style-name="P2"><text:a xlink:type="simple" xlink:href="#__RefHeading___Toc45_661378428" text:style-name="Index_20_Link" text:visited-style-name="Index_20_Link">🧰 ¿Qué te recomiendo hacer a vos?<text:tab/>7</text:a></text:p>
          <text:p text:style-name="P3"><text:a xlink:type="simple" xlink:href="#__RefHeading___Toc47_661378428" text:style-name="Index_20_Link" text:visited-style-name="Index_20_Link">✔ Opción 1 (simple pero buena)<text:tab/>7</text:a></text:p>
          <text:p text:style-name="P3"><text:a xlink:type="simple" xlink:href="#__RefHeading___Toc49_661378428" text:style-name="Index_20_Link" text:visited-style-name="Index_20_Link">✔ Opción 2 (mejor)<text:tab/>7</text:a></text:p>
          <text:p text:style-name="P3"><text:a xlink:type="simple" xlink:href="#__RefHeading___Toc51_661378428" text:style-name="Index_20_Link" text:visited-style-name="Index_20_Link">✔ Opción 3 (pro)<text:tab/>7</text:a></text:p>
          <text:p text:style-name="P2"><text:a xlink:type="simple" xlink:href="#__RefHeading___Toc53_661378428" text:style-name="Index_20_Link" text:visited-style-name="Index_20_Link">⚠️ Algo clave que tenés que saber<text:tab/>8</text:a></text:p>
          <text:p text:style-name="P2"><text:a xlink:type="simple" xlink:href="#__RefHeading___Toc55_661378428" text:style-name="Index_20_Link" text:visited-style-name="Index_20_Link">🚀 Si querés avanzar<text:tab/>8</text:a></text:p>
          <text:p text:style-name="P2"><text:a xlink:type="simple" xlink:href="#__RefHeading___Toc57_661378428" text:style-name="Index_20_Link" text:visited-style-name="Index_20_Link">📊 Lo que dice el mercado hoy<text:tab/>8</text:a></text:p>
          <text:p text:style-name="P2"><text:a xlink:type="simple" xlink:href="#__RefHeading___Toc59_661378428" text:style-name="Index_20_Link" text:visited-style-name="Index_20_Link">🧠 Mi escenario “jugado” (más afinado)<text:tab/>9</text:a></text:p>
          <text:p text:style-name="P3"><text:a xlink:type="simple" xlink:href="#__RefHeading___Toc61_661378428" text:style-name="Index_20_Link" text:visited-style-name="Index_20_Link">👉 1 de abril 2026: $1.440<text:tab/>9</text:a></text:p>
          <text:p text:style-name="P3"><text:a xlink:type="simple" xlink:href="#__RefHeading___Toc63_661378428" text:style-name="Index_20_Link" text:visited-style-name="Index_20_Link">👉 1 de mayo 2026: $1.470<text:tab/>9</text:a></text:p>
          <text:p text:style-name="P3"><text:a xlink:type="simple" xlink:href="#__RefHeading___Toc65_661378428" text:style-name="Index_20_Link" text:visited-style-name="Index_20_Link">👉 1 de junio 2026: $1.505<text:tab/>9</text:a></text:p>
          <text:p text:style-name="P2"><text:a xlink:type="simple" xlink:href="#__RefHeading___Toc67_661378428" text:style-name="Index_20_Link" text:visited-style-name="Index_20_Link">📉 Resumen claro<text:tab/>9</text:a></text:p>
          <text:p text:style-name="P2"><text:a xlink:type="simple" xlink:href="#__RefHeading___Toc69_661378428" text:style-name="Index_20_Link" text:visited-style-name="Index_20_Link">⚠️ Escenarios alternativos (esto es clave)<text:tab/>10</text:a></text:p>
          <text:p text:style-name="P3"><text:a xlink:type="simple" xlink:href="#__RefHeading___Toc71_661378428" text:style-name="Index_20_Link" text:visited-style-name="Index_20_Link">🟢 Escenario optimista (más estabilidad)<text:tab/>10</text:a></text:p>
          <text:p text:style-name="P3"><text:a xlink:type="simple" xlink:href="#__RefHeading___Toc73_661378428" text:style-name="Index_20_Link" text:visited-style-name="Index_20_Link">🔴 Escenario negativo (algo se rompe)<text:tab/>10</text:a></text:p>
          <text:p text:style-name="P2"><text:a xlink:type="simple" xlink:href="#__RefHeading___Toc75_661378428" text:style-name="Index_20_Link" text:visited-style-name="Index_20_Link">🧭 Mi lectura honesta<text:tab/>10</text:a></text:p>
          <text:p text:style-name="P2"><text:a xlink:type="simple" xlink:href="#__RefHeading___Toc77_661378428" text:style-name="Index_20_Link" text:visited-style-name="Index_20_Link">📍 Punto de partida (clave)<text:tab/>10</text:a></text:p>
          <text:p text:style-name="P1"><text:a xlink:type="simple" xlink:href="#__RefHeading___Toc79_661378428" text:style-name="Index_20_Link" text:visited-style-name="Index_20_Link">🧠 Mi escenario “jugado” (con lógica de mercado)<text:tab/>11</text:a></text:p>
          <text:p text:style-name="P2"><text:a xlink:type="simple" xlink:href="#__RefHeading___Toc81_661378428" text:style-name="Index_20_Link" text:visited-style-name="Index_20_Link">👉 1 de abril 2026: ~570 puntos<text:tab/>11</text:a></text:p>
          <text:p text:style-name="P2"><text:a xlink:type="simple" xlink:href="#__RefHeading___Toc83_661378428" text:style-name="Index_20_Link" text:visited-style-name="Index_20_Link">👉 1 de mayo 2026: ~540 puntos<text:tab/>11</text:a></text:p>
          <text:p text:style-name="P2"><text:a xlink:type="simple" xlink:href="#__RefHeading___Toc85_661378428" text:style-name="Index_20_Link" text:visited-style-name="Index_20_Link">👉 1 de junio 2026: ~510 puntos<text:tab/>11</text:a></text:p>
          <text:p text:style-name="P2"><text:a xlink:type="simple" xlink:href="#__RefHeading___Toc87_661378428" text:style-name="Index_20_Link" text:visited-style-name="Index_20_Link">📉 Resumen claro<text:tab/>11</text:a></text:p>
          <text:p text:style-name="P1"><text:a xlink:type="simple" xlink:href="#__RefHeading___Toc89_661378428" text:style-name="Index_20_Link" text:visited-style-name="Index_20_Link">⚠️ Acá está lo importante (más que los números)<text:tab/>12</text:a></text:p>
          <text:p text:style-name="P3"><text:a xlink:type="simple" xlink:href="#__RefHeading___Toc91_661378428" text:style-name="Index_20_Link" text:visited-style-name="Index_20_Link">💣 1. Política<text:tab/>12</text:a></text:p>
          <text:p text:style-name="P3"><text:a xlink:type="simple" xlink:href="#__RefHeading___Toc93_661378428" text:style-name="Index_20_Link" text:visited-style-name="Index_20_Link">💵 2. Bonos (no el dólar directo)<text:tab/>12</text:a></text:p>
          <text:p text:style-name="P3"><text:a xlink:type="simple" xlink:href="#__RefHeading___Toc95_661378428" text:style-name="Index_20_Link" text:visited-style-name="Index_20_Link"><text:soft-page-break/>🌎 3. Contexto global<text:tab/>12</text:a></text:p>
          <text:p text:style-name="P1"><text:a xlink:type="simple" xlink:href="#__RefHeading___Toc97_661378428" text:style-name="Index_20_Link" text:visited-style-name="Index_20_Link">🔴 Escenario negativo (realista)<text:tab/>12</text:a></text:p>
          <text:p text:style-name="P1"><text:a xlink:type="simple" xlink:href="#__RefHeading___Toc99_661378428" text:style-name="Index_20_Link" text:visited-style-name="Index_20_Link">🟢 Escenario optimista<text:tab/>13</text:a></text:p>
          <text:p text:style-name="P1"><text:a xlink:type="simple" xlink:href="#__RefHeading___Toc101_661378428" text:style-name="Index_20_Link" text:visited-style-name="Index_20_Link">🧭 Mi lectura honesta<text:tab/>13</text:a></text:p>
        </text:index-body>
      </text:table-of-content>
      <text:p text:style-name="Text_20_body"/>
      <text:p text:style-name="P86">Inflación Argentina</text:p>
      <text:p text:style-name="P5">podes predecir cual va a ser el indice de inflación para el mes de marzo y el de abril y el de mayo, para la Argentina?</text:p>
      <text:p text:style-name="Text_20_body">No se puede <text:span text:style-name="Strong_20_Emphasis">predecir con certeza</text:span> la inflación (nadie puede), pero sí se pueden mirar <text:span text:style-name="Strong_20_Emphasis">proyecciones de mercado y consultoras</text:span>, que hoy dan una idea bastante clara del rango esperado en Argentina.</text:p>
      <text:h text:style-name="Heading_20_3" text:outline-level="3"><text:bookmark-start text:name="__RefHeading___Toc3_661378428"/>📊 Qué dicen los pronósticos actuales (2026)<text:bookmark-end text:name="__RefHeading___Toc3_661378428"/></text:h>
      <text:p text:style-name="Text_20_body">Hay bastante consenso en que los próximos meses siguen una <text:span text:style-name="Strong_20_Emphasis">tendencia levemente descendente</text:span>, pero con marzo más alto por factores estacionales (educación, combustibles, etc.).</text:p>
      <text:h text:style-name="Heading_20_4" text:outline-level="4"><text:bookmark-start text:name="__RefHeading___Toc5_661378428"/>👉 Marzo 2026<text:bookmark-end text:name="__RefHeading___Toc5_661378428"/></text:h>
      <text:list text:style-name="L1">
        <text:list-item>
          <text:p text:style-name="P8">Estimaciones: <text:span text:style-name="Strong_20_Emphasis">≈ 2,5% – 3,2%</text:span> </text:p>
        </text:list-item>
        <text:list-item>
          <text:p text:style-name="P8">Promedio de mercado (REM BCRA): ~2,5% </text:p>
        </text:list-item>
        <text:list-item>
          <text:p text:style-name="P7">Algunas consultoras lo ven <text:span text:style-name="Strong_20_Emphasis">arriba del 3%</text:span> por suba de combustibles </text:p>
        </text:list-item>
      </text:list>
      <text:p text:style-name="Text_20_body">📌 Lectura: probablemente sea <text:span text:style-name="Strong_20_Emphasis">el mes más alto del trimestre</text:span>.</text:p>
      <text:p text:style-name="Horizontal_20_Line"/>
      <text:h text:style-name="Heading_20_4" text:outline-level="4"><text:bookmark-start text:name="__RefHeading___Toc7_661378428"/>👉 Abril 2026<text:bookmark-end text:name="__RefHeading___Toc7_661378428"/></text:h>
      <text:list text:style-name="L2">
        <text:list-item>
          <text:p text:style-name="P10">Estimaciones: <text:span text:style-name="Strong_20_Emphasis">≈ 2,0% – 2,3%</text:span> </text:p>
        </text:list-item>
        <text:list-item>
          <text:p text:style-name="P9">REM: ~2,2% </text:p>
        </text:list-item>
      </text:list>
      <text:p text:style-name="Text_20_body">📌 Lectura: debería <text:span text:style-name="Strong_20_Emphasis">bajar un poco respecto a marzo</text:span>, salvo shocks (tipo petróleo o dólar).</text:p>
      <text:p text:style-name="Horizontal_20_Line"/>
      <text:h text:style-name="Heading_20_4" text:outline-level="4"><text:bookmark-start text:name="__RefHeading___Toc9_661378428"/>👉 Mayo 2026<text:bookmark-end text:name="__RefHeading___Toc9_661378428"/></text:h>
      <text:list text:style-name="L3">
        <text:list-item>
          <text:p text:style-name="P12">Estimaciones: <text:span text:style-name="Strong_20_Emphasis">≈ 1,7% – 2,0%</text:span> </text:p>
        </text:list-item>
        <text:list-item>
          <text:p text:style-name="P11">REM: ~1,9% </text:p>
        </text:list-item>
      </text:list>
      <text:p text:style-name="Text_20_body">📌 Lectura: sería el inicio de una inflación <text:span text:style-name="Strong_20_Emphasis">más cerca del 2% o incluso por debajo</text:span>.</text:p>
      <text:p text:style-name="Horizontal_20_Line"/>
      <text:h text:style-name="Heading_20_3" text:outline-level="3"><text:bookmark-start text:name="__RefHeading___Toc11_661378428"/>🧠 Resumen claro<text:bookmark-end text:name="__RefHeading___Toc11_661378428"/></text:h>
      <text:list text:style-name="L4">
        <text:list-item>
          <text:p text:style-name="P14"><text:span text:style-name="Strong_20_Emphasis">Marzo:</text:span> ~2,5% a 3% (riesgo al alza) </text:p>
        </text:list-item>
        <text:list-item>
          <text:p text:style-name="P14"><text:span text:style-name="Strong_20_Emphasis">Abril:</text:span> ~2,0% a 2,3% </text:p>
        </text:list-item>
        <text:list-item>
          <text:p text:style-name="P13"><text:span text:style-name="Strong_20_Emphasis">Mayo:</text:span> ~1,7% a 2,0% </text:p>
        </text:list-item>
      </text:list>
      <text:p text:style-name="Text_20_body">👉 La idea general del mercado es una <text:span text:style-name="Strong_20_Emphasis">“escalera descendente”</text:span> hacia niveles cercanos al 2% mensual .</text:p>
      <text:p text:style-name="Horizontal_20_Line"/>
      <text:h text:style-name="Heading_20_3" text:outline-level="3"><text:bookmark-start text:name="__RefHeading___Toc13_661378428"/><text:soft-page-break/>⚠️ Importante (para no engañarse)<text:bookmark-end text:name="__RefHeading___Toc13_661378428"/></text:h>
      <text:p text:style-name="Text_20_body">Estas proyecciones pueden fallar bastante. Hoy hay 3 factores que pueden cambiar todo:</text:p>
      <text:list text:style-name="L5">
        <text:list-item>
          <text:p text:style-name="P16">🔥 Precio internacional del petróleo (impacta combustibles) </text:p>
        </text:list-item>
        <text:list-item>
          <text:p text:style-name="P16">💵 Tipo de cambio (si se mueve fuerte, se traslada a precios) </text:p>
        </text:list-item>
        <text:list-item>
          <text:p text:style-name="P15">📈 Ajustes de tarifas o salarios </text:p>
        </text:list-item>
      </text:list>
      <text:p text:style-name="Horizontal_20_Line"/>
      <text:p text:style-name="Text_20_body">Si querés, puedo darte un escenario más jugado (tipo “mi estimación personal razonada”) o proyectar la inflación acumulada hasta mitad de año.</text:p>
      <text:p text:style-name="Text_20_body">puedes darme un escenario más jugado (tipo “mi estimación personal razonada”)</text:p>
      <text:p text:style-name="Text_20_body">Voy a jugármela un poco más, pero con lógica macro detrás (no es adivinación pura 👇).</text:p>
      <text:h text:style-name="Heading_20_2" text:outline-level="2"><text:bookmark-start text:name="__RefHeading___Toc15_661378428"/>🧠 Supuestos que estoy usando<text:bookmark-end text:name="__RefHeading___Toc15_661378428"/></text:h>
      <text:p text:style-name="Text_20_body">Para no tirar números al aire, parto de esto:</text:p>
      <text:list text:style-name="L6">
        <text:list-item>
          <text:p text:style-name="P18">El gobierno sigue con <text:span text:style-name="Strong_20_Emphasis">ancla fiscal y monetaria fuerte</text:span> </text:p>
        </text:list-item>
        <text:list-item>
          <text:p text:style-name="P18">El tipo de cambio se mueve <text:span text:style-name="Strong_20_Emphasis">lento pero no congelado</text:span> </text:p>
        </text:list-item>
        <text:list-item>
          <text:p text:style-name="P18">Las paritarias empiezan a cerrar más cerca del <text:span text:style-name="Strong_20_Emphasis">2% mensual</text:span> </text:p>
        </text:list-item>
        <text:list-item>
          <text:p text:style-name="P17">Todavía hay <text:span text:style-name="Strong_20_Emphasis">ajustes puntuales (combustibles, tarifas)</text:span> que meten ruido </text:p>
        </text:list-item>
      </text:list>
      <text:p text:style-name="Horizontal_20_Line"/>
      <text:h text:style-name="Heading_20_2" text:outline-level="2"><text:bookmark-start text:name="__RefHeading___Toc17_661378428"/>📊 Mi escenario “razonado” (más jugado)<text:bookmark-end text:name="__RefHeading___Toc17_661378428"/></text:h>
      <text:h text:style-name="Heading_20_3" text:outline-level="3"><text:bookmark-start text:name="__RefHeading___Toc19_661378428"/>👉 Marzo 2026: <text:span text:style-name="Strong_20_Emphasis">2,9%</text:span><text:bookmark-end text:name="__RefHeading___Toc19_661378428"/></text:h>
      <text:list text:style-name="L7">
        <text:list-item>
          <text:p text:style-name="P20">Educación + combustibles + arrastre de febrero </text:p>
        </text:list-item>
        <text:list-item>
          <text:p text:style-name="P20">Lo veo <text:span text:style-name="Strong_20_Emphasis">más cerca de 3% que de 2,5%</text:span> </text:p>
        </text:list-item>
        <text:list-item>
          <text:p text:style-name="P19">Es el “último mes incómodo” antes de bajar </text:p>
        </text:list-item>
      </text:list>
      <text:p text:style-name="Horizontal_20_Line"/>
      <text:h text:style-name="Heading_20_3" text:outline-level="3"><text:bookmark-start text:name="__RefHeading___Toc21_661378428"/>👉 Abril 2026: <text:span text:style-name="Strong_20_Emphasis">2,2%</text:span><text:bookmark-end text:name="__RefHeading___Toc21_661378428"/></text:h>
      <text:list text:style-name="L8">
        <text:list-item>
          <text:p text:style-name="P22">Se diluyen los factores estacionales </text:p>
        </text:list-item>
        <text:list-item>
          <text:p text:style-name="P22">Menos presión en alimentos </text:p>
        </text:list-item>
        <text:list-item>
          <text:p text:style-name="P21">Todavía con algo de inercia </text:p>
        </text:list-item>
      </text:list>
      <text:p text:style-name="Horizontal_20_Line"/>
      <text:h text:style-name="Heading_20_3" text:outline-level="3"><text:bookmark-start text:name="__RefHeading___Toc23_661378428"/>👉 Mayo 2026: <text:span text:style-name="Strong_20_Emphasis">1,8%</text:span><text:bookmark-end text:name="__RefHeading___Toc23_661378428"/></text:h>
      <text:list text:style-name="L9">
        <text:list-item>
          <text:p text:style-name="P24">Acá ya empieza a sentirse más fuerte la desaceleración </text:p>
        </text:list-item>
        <text:list-item>
          <text:p text:style-name="P24">Paritarias más alineadas </text:p>
        </text:list-item>
        <text:list-item>
          <text:p text:style-name="P23"><text:soft-page-break/>Menor pass-through del dólar </text:p>
        </text:list-item>
      </text:list>
      <text:p text:style-name="Horizontal_20_Line"/>
      <text:h text:style-name="Heading_20_2" text:outline-level="2"><text:bookmark-start text:name="__RefHeading___Toc25_661378428"/>📉 Lectura general<text:bookmark-end text:name="__RefHeading___Toc25_661378428"/></text:h>
      <text:p text:style-name="Text_20_body">Mi escenario es básicamente:</text:p>
      <text:p text:style-name="Quotations"><text:span text:style-name="Strong_20_Emphasis">3% → 2,2% → 1,8%</text:span></text:p>
      <text:p text:style-name="Text_20_body">Una baja gradual pero <text:span text:style-name="Strong_20_Emphasis">no lineal perfecta</text:span> (siempre hay “ruido argentino”).</text:p>
      <text:p text:style-name="Horizontal_20_Line"/>
      <text:h text:style-name="Heading_20_2" text:outline-level="2"><text:bookmark-start text:name="__RefHeading___Toc27_661378428"/>⚠️ Dónde podría fallar este escenario<text:bookmark-end text:name="__RefHeading___Toc27_661378428"/></text:h>
      <text:p text:style-name="Text_20_body">Te marco los 3 riesgos reales:</text:p>
      <text:list text:style-name="L10">
        <text:list-item>
          <text:p text:style-name="P26">💵 <text:span text:style-name="Strong_20_Emphasis">Salto del dólar</text:span> → te rompe todo (inflación arriba de 3–4% de nuevo) </text:p>
        </text:list-item>
        <text:list-item>
          <text:p text:style-name="P26">⛽ <text:span text:style-name="Strong_20_Emphasis">Suba fuerte de combustibles</text:span> → pega directo en marzo/abril </text:p>
        </text:list-item>
        <text:list-item>
          <text:p text:style-name="P25">📊 <text:span text:style-name="Strong_20_Emphasis">Rebote de consumo</text:span> → si la economía se recalienta, frena la baja </text:p>
        </text:list-item>
      </text:list>
      <text:p text:style-name="Horizontal_20_Line"/>
      <text:h text:style-name="Heading_20_2" text:outline-level="2"><text:bookmark-start text:name="__RefHeading___Toc29_661378428"/>🧭 Mi intuición (más cualitativa)<text:bookmark-end text:name="__RefHeading___Toc29_661378428"/></text:h>
      <text:p text:style-name="Text_20_body">Si nada se desordena:</text:p>
      <text:list text:style-name="L11">
        <text:list-item>
          <text:p text:style-name="P28">Vamos hacia una inflación <text:span text:style-name="Strong_20_Emphasis">en torno al 2% mensual sostenido</text:span> </text:p>
        </text:list-item>
        <text:list-item>
          <text:p text:style-name="P27">Pero bajar de <text:span text:style-name="Strong_20_Emphasis">1,5% mensual</text:span> va a ser mucho más difícil </text:p>
        </text:list-item>
      </text:list>
      <text:p text:style-name="Horizontal_20_Line"/>
      <text:p text:style-name="Text_20_body">Si querés, puedo armarte un escenario alternativo “pesimista” y otro “optimista” (tipo tres caminos posibles) para que veas el rango completo.</text:p>
      <text:p text:style-name="Text_20_body">existe alguna técnica o algoritmo de estadística como regresión progresión que me ayude a hacer un calculo del estimado de inflación?</text:p>
      <text:p text:style-name="Text_20_body">Sí, totalmente. De hecho, lo que estás pensando es exactamente lo que usan economistas y bancos: <text:span text:style-name="Strong_20_Emphasis">modelos estadísticos para pronosticar inflación</text:span>. Pero hay distintos niveles de sofisticación. Te explico de forma clara cuáles sirven y cuándo 👇</text:p>
      <text:p text:style-name="Horizontal_20_Line"/>
      <text:h text:style-name="Heading_20_2" text:outline-level="2"><text:bookmark-start text:name="__RefHeading___Toc31_661378428"/>🧮 1. Regresión lineal (lo más simple)<text:bookmark-end text:name="__RefHeading___Toc31_661378428"/></text:h>
      <text:p text:style-name="Text_20_body">Podés modelar la inflación como función de variables clave:</text:p>
      <text:p text:style-name="Text_20_body">Inflacioˊnt​=β0​+β1​(doˊlar)+β2​(salarios)+β3​(tarifas)+ϵ </text:p>
      <text:p text:style-name="Text_20_body"><text:soft-page-break/>👉 Sirve para:</text:p>
      <text:list text:style-name="L12">
        <text:list-item>
          <text:p text:style-name="P30">Entender relaciones (qué empuja la inflación) </text:p>
        </text:list-item>
        <text:list-item>
          <text:p text:style-name="P29">Hacer predicciones básicas </text:p>
        </text:list-item>
      </text:list>
      <text:p text:style-name="Text_20_body">👉 Problema:</text:p>
      <text:list text:style-name="L13">
        <text:list-item>
          <text:p text:style-name="P31">La inflación argentina tiene <text:span text:style-name="Strong_20_Emphasis">inercia fuerte</text:span>, y este modelo no la capta bien </text:p>
        </text:list-item>
      </text:list>
      <text:p text:style-name="Horizontal_20_Line"/>
      <text:h text:style-name="Heading_20_2" text:outline-level="2"><text:bookmark-start text:name="__RefHeading___Toc33_661378428"/>🔁 2. Modelos autorregresivos (AR / ARIMA) ⭐ MUY USADOS<text:bookmark-end text:name="__RefHeading___Toc33_661378428"/></text:h>
      <text:p text:style-name="Text_20_body">Estos usan la propia inflación pasada para predecir la futura.</text:p>
      <text:h text:style-name="Heading_20_3" text:outline-level="3"><text:bookmark-start text:name="__RefHeading___Toc35_661378428"/>Ejemplo simple:<text:bookmark-end text:name="__RefHeading___Toc35_661378428"/></text:h>
      <text:p text:style-name="Text_20_body">πt​=α+β1​πt−1​+β2​πt−2​</text:p>
      <text:p text:style-name="Text_20_body">👉 Idea clave:<text:line-break/>“La inflación de hoy depende mucho de la de ayer”</text:p>
      <text:p text:style-name="Text_20_body">👉 Sirve para:</text:p>
      <text:list text:style-name="L14">
        <text:list-item>
          <text:p text:style-name="P33">Países con <text:span text:style-name="Strong_20_Emphasis">alta inercia inflacionaria</text:span> (como Argentina) </text:p>
        </text:list-item>
        <text:list-item>
          <text:p text:style-name="P32">Proyecciones de corto plazo (1–3 meses) </text:p>
        </text:list-item>
      </text:list>
      <text:p text:style-name="Text_20_body">👉 Este es probablemente el <text:span text:style-name="Strong_20_Emphasis">mejor punto de partida para vos</text:span></text:p>
      <text:p text:style-name="Horizontal_20_Line"/>
      <text:h text:style-name="Heading_20_2" text:outline-level="2"><text:bookmark-start text:name="__RefHeading___Toc37_661378428"/>📊 3. ARIMAX (ARIMA + variables externas)<text:bookmark-end text:name="__RefHeading___Toc37_661378428"/></text:h>
      <text:p text:style-name="Text_20_body">Es una mejora del anterior:</text:p>
      <text:p text:style-name="Text_20_body"> pasadaInflacioˊnt​=f(inflacioˊn pasada)+doˊlar+tarifas </text:p>
      <text:p text:style-name="Text_20_body">👉 Es lo que usan muchas consultoras<text:line-break/>👉 Combina:</text:p>
      <text:list text:style-name="L15">
        <text:list-item>
          <text:p text:style-name="P35">Inercia (muy importante) </text:p>
        </text:list-item>
        <text:list-item>
          <text:p text:style-name="P34">Factores reales (tipo de cambio, precios regulados) </text:p>
        </text:list-item>
      </text:list>
      <text:p text:style-name="Horizontal_20_Line"/>
      <text:h text:style-name="Heading_20_2" text:outline-level="2"><text:bookmark-start text:name="__RefHeading___Toc39_661378428"/>🔄 4. Modelos VAR (Vector Autorregresivo)<text:bookmark-end text:name="__RefHeading___Toc39_661378428"/></text:h>
      <text:p text:style-name="Text_20_body">Más avanzado: modela todo junto.</text:p>
      <text:p text:style-name="Text_20_body">Ejemplo:</text:p>
      <text:list text:style-name="L16">
        <text:list-item>
          <text:p text:style-name="P37"><text:soft-page-break/>Inflación </text:p>
        </text:list-item>
        <text:list-item>
          <text:p text:style-name="P37">Dólar </text:p>
        </text:list-item>
        <text:list-item>
          <text:p text:style-name="P37">Tasas </text:p>
        </text:list-item>
        <text:list-item>
          <text:p text:style-name="P36">Actividad </text:p>
        </text:list-item>
      </text:list>
      <text:p text:style-name="Text_20_body">Todos se influyen entre sí.</text:p>
      <text:p text:style-name="Text_20_body">👉 Sirve para:</text:p>
      <text:list text:style-name="L17">
        <text:list-item>
          <text:p text:style-name="P39">Análisis más completo </text:p>
        </text:list-item>
        <text:list-item>
          <text:p text:style-name="P38">Simular escenarios (“qué pasa si sube el dólar”) </text:p>
        </text:list-item>
      </text:list>
      <text:p text:style-name="Horizontal_20_Line"/>
      <text:h text:style-name="Heading_20_2" text:outline-level="2"><text:bookmark-start text:name="__RefHeading___Toc41_661378428"/>🧠 5. Modelos simples pero efectivos (súper usados en la práctica)<text:bookmark-end text:name="__RefHeading___Toc41_661378428"/></text:h>
      <text:p text:style-name="Text_20_body">Te dejo algo MUY útil y realista:</text:p>
      <text:h text:style-name="Heading_20_3" text:outline-level="3"><text:bookmark-start text:name="__RefHeading___Toc43_661378428"/>🔹 Regla práctica (híbrida)<text:bookmark-end text:name="__RefHeading___Toc43_661378428"/></text:h>
      <text:p text:style-name="Text_20_body">Muchos analistas hacen algo así:</text:p>
      <text:p text:style-name="Text_20_body"> futura pasadaInflacioˊn futura=0.7⋅inflacioˊn pasada+0.3⋅shocks </text:p>
      <text:p text:style-name="Text_20_body">Donde “shocks” = dólar, tarifas, combustibles.</text:p>
      <text:p text:style-name="Text_20_body">👉 Esto funciona sorprendentemente bien en Argentina.</text:p>
      <text:p text:style-name="Horizontal_20_Line"/>
      <text:h text:style-name="Heading_20_2" text:outline-level="2"><text:bookmark-start text:name="__RefHeading___Toc45_661378428"/>🧰 ¿Qué te recomiendo hacer a vos?<text:bookmark-end text:name="__RefHeading___Toc45_661378428"/></text:h>
      <text:p text:style-name="Text_20_body">Si querés algo práctico y potente:</text:p>
      <text:h text:style-name="Heading_20_3" text:outline-level="3"><text:bookmark-start text:name="__RefHeading___Toc47_661378428"/>✔ Opción 1 (simple pero buena)<text:bookmark-end text:name="__RefHeading___Toc47_661378428"/></text:h>
      <text:list text:style-name="L18">
        <text:list-item>
          <text:p text:style-name="P40">Usar un <text:span text:style-name="Strong_20_Emphasis">AR(2)</text:span> con datos mensuales del INDEC </text:p>
        </text:list-item>
      </text:list>
      <text:h text:style-name="Heading_20_3" text:outline-level="3"><text:bookmark-start text:name="__RefHeading___Toc49_661378428"/>✔ Opción 2 (mejor)<text:bookmark-end text:name="__RefHeading___Toc49_661378428"/></text:h>
      <text:list text:style-name="L19">
        <text:list-item>
          <text:p text:style-name="P41">ARIMA + dólar oficial + combustibles </text:p>
        </text:list-item>
      </text:list>
      <text:h text:style-name="Heading_20_3" text:outline-level="3"><text:bookmark-start text:name="__RefHeading___Toc51_661378428"/>✔ Opción 3 (pro)<text:bookmark-end text:name="__RefHeading___Toc51_661378428"/></text:h>
      <text:list text:style-name="L20">
        <text:list-item>
          <text:p text:style-name="P43">VAR con: </text:p>
          <text:list>
            <text:list-item>
              <text:p text:style-name="P43">inflación </text:p>
            </text:list-item>
            <text:list-item>
              <text:p text:style-name="P43">tipo de cambio </text:p>
            </text:list-item>
            <text:list-item>
              <text:p text:style-name="P42">salarios </text:p>
            </text:list-item>
          </text:list>
        </text:list-item>
      </text:list>
      <text:p text:style-name="Horizontal_20_Line"><text:soft-page-break/></text:p>
      <text:h text:style-name="Heading_20_2" text:outline-level="2"><text:bookmark-start text:name="__RefHeading___Toc53_661378428"/>⚠️ Algo clave que tenés que saber<text:bookmark-end text:name="__RefHeading___Toc53_661378428"/></text:h>
      <text:p text:style-name="Text_20_body">La inflación en Argentina <text:span text:style-name="Strong_20_Emphasis">no es puramente estadística</text:span>:</text:p>
      <text:list text:style-name="L21">
        <text:list-item>
          <text:p text:style-name="P45">Cambios políticos → rompen modelos </text:p>
        </text:list-item>
        <text:list-item>
          <text:p text:style-name="P45">Controles de precios → distorsionan datos </text:p>
        </text:list-item>
        <text:list-item>
          <text:p text:style-name="P44">Saltos del dólar → generan “quiebres estructurales” </text:p>
        </text:list-item>
      </text:list>
      <text:p text:style-name="Text_20_body">👉 Por eso:</text:p>
      <text:p text:style-name="Quotations">Los modelos ayudan, pero siempre necesitan <text:span text:style-name="Strong_20_Emphasis">criterio económico encima</text:span>.</text:p>
      <text:p text:style-name="Horizontal_20_Line"/>
      <text:h text:style-name="Heading_20_2" text:outline-level="2"><text:bookmark-start text:name="__RefHeading___Toc55_661378428"/>🚀 Si querés avanzar<text:bookmark-end text:name="__RefHeading___Toc55_661378428"/></text:h>
      <text:p text:style-name="Text_20_body">Puedo ayudarte a:</text:p>
      <text:list text:style-name="L22">
        <text:list-item>
          <text:p text:style-name="P47">Armarte un modelo en <text:span text:style-name="Strong_20_Emphasis">Excel o Python paso a paso</text:span> </text:p>
        </text:list-item>
        <text:list-item>
          <text:p text:style-name="P47">Conseguir datos y limpiarlos </text:p>
        </text:list-item>
        <text:list-item>
          <text:p text:style-name="P46">O incluso hacer una <text:span text:style-name="Strong_20_Emphasis">mini proyección con números reales</text:span> </text:p>
        </text:list-item>
      </text:list>
      <text:p text:style-name="Text_20_body">Decime qué nivel querés (básico, intermedio o pro) y lo armamos.</text:p>
      <text:p text:style-name="Standard"/>
      <text:p text:style-name="Title">Cotización del Dolar</text:p>
      <text:p text:style-name="P6"/>
      <text:p text:style-name="P6">podes predecir en cuanto va a cotizar el dolar el 1 de abril, el 1 de mayo y el 1 de junio en la argentina?</text:p>
      <text:p text:style-name="Text_20_body">Sí, esto se puede estimar bastante mejor que la inflación porque el dólar oficial en Argentina hoy sigue un <text:span text:style-name="Strong_20_Emphasis">sendero bastante “administrado” (crawling peg)</text:span>. Entonces las proyecciones suelen ser más consistentes.</text:p>
      <text:p text:style-name="Text_20_body">Primero te doy <text:span text:style-name="Strong_20_Emphasis">referencia de mercado (REM y consultoras)</text:span> y después mi escenario “jugado”.</text:p>
      <text:p text:style-name="Horizontal_20_Line"/>
      <text:h text:style-name="Heading_20_2" text:outline-level="2"><text:bookmark-start text:name="__RefHeading___Toc57_661378428"/>📊 Lo que dice el mercado hoy<text:bookmark-end text:name="__RefHeading___Toc57_661378428"/></text:h>
      <text:p text:style-name="Text_20_body">Las proyecciones más recientes marcan algo así:</text:p>
      <text:list text:style-name="L23">
        <text:list-item>
          <text:p text:style-name="P49">Abril: <text:span text:style-name="Strong_20_Emphasis">$1.452</text:span> </text:p>
        </text:list-item>
        <text:list-item>
          <text:p text:style-name="P49">Mayo: <text:span text:style-name="Strong_20_Emphasis">$1.475</text:span> </text:p>
        </text:list-item>
        <text:list-item>
          <text:p text:style-name="P48">Junio: <text:span text:style-name="Strong_20_Emphasis">$1.500</text:span> </text:p>
        </text:list-item>
      </text:list>
      <text:p text:style-name="Text_20_body">Otra estimación similar:</text:p>
      <text:list text:style-name="L24">
        <text:list-item>
          <text:p text:style-name="P51"><text:soft-page-break/>Abril: ~$1.526 </text:p>
        </text:list-item>
        <text:list-item>
          <text:p text:style-name="P51">Mayo: ~$1.549 </text:p>
        </text:list-item>
        <text:list-item>
          <text:p text:style-name="P50">Junio: ~$1.577 </text:p>
        </text:list-item>
      </text:list>
      <text:p text:style-name="Text_20_body">👉 Traducción:<text:line-break/>El mercado espera una suba <text:span text:style-name="Strong_20_Emphasis">muy gradual (1,5%–2% mensual)</text:span>.</text:p>
      <text:p text:style-name="Horizontal_20_Line"/>
      <text:h text:style-name="Heading_20_2" text:outline-level="2"><text:bookmark-start text:name="__RefHeading___Toc59_661378428"/>🧠 Mi escenario “jugado” (más afinado)<text:bookmark-end text:name="__RefHeading___Toc59_661378428"/></text:h>
      <text:p text:style-name="Text_20_body">Voy a ajustar esos números con lógica macro + timing dentro del mes:</text:p>
      <text:h text:style-name="Heading_20_3" text:outline-level="3"><text:bookmark-start text:name="__RefHeading___Toc61_661378428"/>👉 1 de abril 2026: <text:span text:style-name="Strong_20_Emphasis">$1.440</text:span><text:bookmark-end text:name="__RefHeading___Toc61_661378428"/></text:h>
      <text:list text:style-name="L25">
        <text:list-item>
          <text:p text:style-name="P53">Viene de ~marzo en zona $1.420–1.430 </text:p>
        </text:list-item>
        <text:list-item>
          <text:p text:style-name="P53">Crawling peg bajo (≈ 1,5% mensual) </text:p>
        </text:list-item>
        <text:list-item>
          <text:p text:style-name="P52">Inicio de mes = un poco más bajo que el promedio mensual </text:p>
        </text:list-item>
      </text:list>
      <text:p text:style-name="Horizontal_20_Line"/>
      <text:h text:style-name="Heading_20_3" text:outline-level="3"><text:bookmark-start text:name="__RefHeading___Toc63_661378428"/>👉 1 de mayo 2026: <text:span text:style-name="Strong_20_Emphasis">$1.470</text:span><text:bookmark-end text:name="__RefHeading___Toc63_661378428"/></text:h>
      <text:list text:style-name="L26">
        <text:list-item>
          <text:p text:style-name="P55">Suba mensual de ~2% </text:p>
        </text:list-item>
        <text:list-item>
          <text:p text:style-name="P55">Todavía controlado por el BCRA </text:p>
        </text:list-item>
        <text:list-item>
          <text:p text:style-name="P54">Sin salto discreto </text:p>
        </text:list-item>
      </text:list>
      <text:p text:style-name="Horizontal_20_Line"/>
      <text:h text:style-name="Heading_20_3" text:outline-level="3"><text:bookmark-start text:name="__RefHeading___Toc65_661378428"/>👉 1 de junio 2026: <text:span text:style-name="Strong_20_Emphasis">$1.505</text:span><text:bookmark-end text:name="__RefHeading___Toc65_661378428"/></text:h>
      <text:list text:style-name="L27">
        <text:list-item>
          <text:p text:style-name="P57">Se mantiene el mismo ritmo </text:p>
        </text:list-item>
        <text:list-item>
          <text:p text:style-name="P56">Empieza a acercarse a $1.500 (nivel psicológico) </text:p>
        </text:list-item>
      </text:list>
      <text:p text:style-name="Horizontal_20_Line"/>
      <text:h text:style-name="Heading_20_2" text:outline-level="2"><text:bookmark-start text:name="__RefHeading___Toc67_661378428"/>📉 Resumen claro<text:bookmark-end text:name="__RefHeading___Toc67_661378428"/>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Fecha</text:p>
            </table:table-cell>
            <table:table-cell table:style-name="Tabla1.A1" office:value-type="string">
              <text:p text:style-name="Table_20_Heading">Mi estimación</text:p>
            </table:table-cell>
          </table:table-row>
        </table:table-header-rows>
        <table:table-row>
          <table:table-cell table:style-name="Tabla1.A1" office:value-type="string">
            <text:p text:style-name="Table_20_Contents">1 abril</text:p>
          </table:table-cell>
          <table:table-cell table:style-name="Tabla1.A1" office:value-type="string">
            <text:p text:style-name="Table_20_Contents"><text:span text:style-name="Strong_20_Emphasis">$1.440</text:span></text:p>
          </table:table-cell>
        </table:table-row>
        <table:table-row>
          <table:table-cell table:style-name="Tabla1.A1" office:value-type="string">
            <text:p text:style-name="Table_20_Contents">1 mayo</text:p>
          </table:table-cell>
          <table:table-cell table:style-name="Tabla1.A1" office:value-type="string">
            <text:p text:style-name="Table_20_Contents"><text:span text:style-name="Strong_20_Emphasis">$1.470</text:span></text:p>
          </table:table-cell>
        </table:table-row>
        <table:table-row>
          <table:table-cell table:style-name="Tabla1.A1" office:value-type="string">
            <text:p text:style-name="Table_20_Contents">1 junio</text:p>
          </table:table-cell>
          <table:table-cell table:style-name="Tabla1.A1" office:value-type="string">
            <text:p text:style-name="Table_20_Contents"><text:span text:style-name="Strong_20_Emphasis">$1.505</text:span></text:p>
          </table:table-cell>
        </table:table-row>
      </table:table>
      <text:p text:style-name="Text_20_body">👉 Es básicamente un crawling de <text:span text:style-name="Strong_20_Emphasis">~1,7% mensual</text:span></text:p>
      <text:p text:style-name="Horizontal_20_Line"/>
      <text:h text:style-name="Heading_20_2" text:outline-level="2"><text:bookmark-start text:name="__RefHeading___Toc69_661378428"/><text:soft-page-break/>⚠️ Escenarios alternativos (esto es clave)<text:bookmark-end text:name="__RefHeading___Toc69_661378428"/></text:h>
      <text:h text:style-name="Heading_20_3" text:outline-level="3"><text:bookmark-start text:name="__RefHeading___Toc71_661378428"/>🟢 Escenario optimista (más estabilidad)<text:bookmark-end text:name="__RefHeading___Toc71_661378428"/></text:h>
      <text:list text:style-name="L28">
        <text:list-item>
          <text:p text:style-name="P59">Abril: 1.430 </text:p>
        </text:list-item>
        <text:list-item>
          <text:p text:style-name="P58">Junio: ~1.480<text:line-break/>👉 Inflación baja + entrada de dólares </text:p>
        </text:list-item>
      </text:list>
      <text:p text:style-name="Horizontal_20_Line"/>
      <text:h text:style-name="Heading_20_3" text:outline-level="3"><text:bookmark-start text:name="__RefHeading___Toc73_661378428"/>🔴 Escenario negativo (algo se rompe)<text:bookmark-end text:name="__RefHeading___Toc73_661378428"/></text:h>
      <text:list text:style-name="L29">
        <text:list-item>
          <text:p text:style-name="P61">Abril: 1.480 </text:p>
        </text:list-item>
        <text:list-item>
          <text:p text:style-name="P61">Junio: 1.600+<text:line-break/>👉 Si hay: </text:p>
        </text:list-item>
        <text:list-item>
          <text:p text:style-name="P61">salto del dólar financiero </text:p>
        </text:list-item>
        <text:list-item>
          <text:p text:style-name="P61">ruido político </text:p>
        </text:list-item>
        <text:list-item>
          <text:p text:style-name="P60">o pérdida de reservas </text:p>
        </text:list-item>
      </text:list>
      <text:p text:style-name="Horizontal_20_Line"/>
      <text:h text:style-name="Heading_20_2" text:outline-level="2"><text:bookmark-start text:name="__RefHeading___Toc75_661378428"/>🧭 Mi lectura honesta<text:bookmark-end text:name="__RefHeading___Toc75_661378428"/></text:h>
      <text:p text:style-name="Text_20_body">Hoy el dólar en Argentina:</text:p>
      <text:p text:style-name="Quotations"><text:span text:style-name="Strong_20_Emphasis">No lo determina el mercado puro, sino la política económica</text:span></text:p>
      <text:p text:style-name="Text_20_body">Por eso:</text:p>
      <text:list text:style-name="L30">
        <text:list-item>
          <text:p text:style-name="P63">Es más fácil predecirlo en el corto plazo </text:p>
        </text:list-item>
        <text:list-item>
          <text:p text:style-name="P62">Pero puede cambiar MUY rápido si cambia el régimen</text:p>
        </text:list-item>
      </text:list>
      <text:p text:style-name="P6"/>
      <text:p text:style-name="Title">Riesgo País</text:p>
      <text:p text:style-name="P5">podes predecir en cuanto va a estar el riesgo país el 1 de abril, el 1 de mayo y el 1 de junio en la argentina?</text:p>
      <text:p text:style-name="Text_20_body">Sí, esto también se puede estimar, pero es <text:span text:style-name="Strong_20_Emphasis">más difícil que el dólar</text:span> y más volátil que la inflación. El riesgo país depende mucho de <text:span text:style-name="Strong_20_Emphasis">expectativas financieras (bonos)</text:span>, no solo de variables “reales”.</text:p>
      <text:p text:style-name="Text_20_body">Primero te ubico dónde estamos hoy 👇</text:p>
      <text:h text:style-name="Heading_20_2" text:outline-level="2"><text:bookmark-start text:name="__RefHeading___Toc77_661378428"/>📍 Punto de partida (clave)<text:bookmark-end text:name="__RefHeading___Toc77_661378428"/></text:h>
      <text:list text:style-name="L31">
        <text:list-item>
          <text:p text:style-name="P65">Hoy está en zona <text:span text:style-name="Strong_20_Emphasis">550–580 puntos básicos</text:span> </text:p>
        </text:list-item>
        <text:list-item>
          <text:p text:style-name="P64"><text:soft-page-break/>Viene relativamente estable en marzo, con algo de ruido pero sin tendencia fuerte </text:p>
        </text:list-item>
      </text:list>
      <text:p text:style-name="Text_20_body">👉 Traducción:<text:line-break/>Estamos en un nivel <text:span text:style-name="Strong_20_Emphasis">“moderado” (500–1000)</text:span> donde el mercado todavía desconfía, pero no ve crisis inmediata </text:p>
      <text:p text:style-name="Horizontal_20_Line"/>
      <text:h text:style-name="Heading_20_1" text:outline-level="1"><text:bookmark-start text:name="__RefHeading___Toc79_661378428"/>🧠 Mi escenario “jugado” (con lógica de mercado)<text:bookmark-end text:name="__RefHeading___Toc79_661378428"/></text:h>
      <text:p text:style-name="Text_20_body">Voy a asumir:</text:p>
      <text:list text:style-name="L32">
        <text:list-item>
          <text:p text:style-name="P67">No hay shock político fuerte </text:p>
        </text:list-item>
        <text:list-item>
          <text:p text:style-name="P67">El programa económico sigue consistente </text:p>
        </text:list-item>
        <text:list-item>
          <text:p text:style-name="P66">No hay salto del dólar </text:p>
        </text:list-item>
      </text:list>
      <text:p text:style-name="Horizontal_20_Line"/>
      <text:h text:style-name="Heading_20_2" text:outline-level="2"><text:bookmark-start text:name="__RefHeading___Toc81_661378428"/>👉 1 de abril 2026: <text:span text:style-name="Strong_20_Emphasis">~570 puntos</text:span><text:bookmark-end text:name="__RefHeading___Toc81_661378428"/></text:h>
      <text:list text:style-name="L33">
        <text:list-item>
          <text:p text:style-name="P69">Marzo viene algo volátil </text:p>
        </text:list-item>
        <text:list-item>
          <text:p text:style-name="P68">Ruido internacional + toma de ganancias en bonos<text:line-break/>👉 Lo veo <text:span text:style-name="Strong_20_Emphasis">ligeramente arriba del nivel actual</text:span> </text:p>
        </text:list-item>
      </text:list>
      <text:p text:style-name="Horizontal_20_Line"/>
      <text:h text:style-name="Heading_20_2" text:outline-level="2"><text:bookmark-start text:name="__RefHeading___Toc83_661378428"/>👉 1 de mayo 2026: <text:span text:style-name="Strong_20_Emphasis">~540 puntos</text:span><text:bookmark-end text:name="__RefHeading___Toc83_661378428"/></text:h>
      <text:list text:style-name="L34">
        <text:list-item>
          <text:p text:style-name="P71">Si el programa sigue firme, debería haber compresión </text:p>
        </text:list-item>
        <text:list-item>
          <text:p text:style-name="P70">Posible mejora en bonos<text:line-break/>👉 Empieza una baja gradual </text:p>
        </text:list-item>
      </text:list>
      <text:p text:style-name="Horizontal_20_Line"/>
      <text:h text:style-name="Heading_20_2" text:outline-level="2"><text:bookmark-start text:name="__RefHeading___Toc85_661378428"/>👉 1 de junio 2026: <text:span text:style-name="Strong_20_Emphasis">~510 puntos</text:span><text:bookmark-end text:name="__RefHeading___Toc85_661378428"/></text:h>
      <text:list text:style-name="L35">
        <text:list-item>
          <text:p text:style-name="P73">Acercándose al “piso psicológico” de 500 </text:p>
        </text:list-item>
        <text:list-item>
          <text:p text:style-name="P72">Mercado empieza a pricear más estabilidad </text:p>
        </text:list-item>
      </text:list>
      <text:p text:style-name="Horizontal_20_Line"/>
      <text:h text:style-name="Heading_20_2" text:outline-level="2"><text:bookmark-start text:name="__RefHeading___Toc87_661378428"/>📉 Resumen claro<text:bookmark-end text:name="__RefHeading___Toc87_661378428"/></text:h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Fecha</text:p>
            </table:table-cell>
            <table:table-cell table:style-name="Tabla2.A1" office:value-type="string">
              <text:p text:style-name="Table_20_Heading">Mi estimación</text:p>
            </table:table-cell>
          </table:table-row>
        </table:table-header-rows>
        <table:table-row>
          <table:table-cell table:style-name="Tabla2.A1" office:value-type="string">
            <text:p text:style-name="Table_20_Contents">1 abril</text:p>
          </table:table-cell>
          <table:table-cell table:style-name="Tabla2.A1" office:value-type="string">
            <text:p text:style-name="Table_20_Contents"><text:span text:style-name="Strong_20_Emphasis">570 pb</text:span></text:p>
          </table:table-cell>
        </table:table-row>
        <text:soft-page-break/>
        <table:table-row>
          <table:table-cell table:style-name="Tabla2.A1" office:value-type="string">
            <text:p text:style-name="Table_20_Contents">1 mayo</text:p>
          </table:table-cell>
          <table:table-cell table:style-name="Tabla2.A1" office:value-type="string">
            <text:p text:style-name="Table_20_Contents"><text:span text:style-name="Strong_20_Emphasis">540 pb</text:span></text:p>
          </table:table-cell>
        </table:table-row>
        <table:table-row>
          <table:table-cell table:style-name="Tabla2.A1" office:value-type="string">
            <text:p text:style-name="Table_20_Contents">1 junio</text:p>
          </table:table-cell>
          <table:table-cell table:style-name="Tabla2.A1" office:value-type="string">
            <text:p text:style-name="Table_20_Contents"><text:span text:style-name="Strong_20_Emphasis">510 pb</text:span></text:p>
          </table:table-cell>
        </table:table-row>
      </table:table>
      <text:p text:style-name="Text_20_body">👉 Tendencia:</text:p>
      <text:p text:style-name="Quotations"><text:span text:style-name="Strong_20_Emphasis">leve baja (compresión de spreads)</text:span></text:p>
      <text:p text:style-name="Horizontal_20_Line"/>
      <text:h text:style-name="Heading_20_1" text:outline-level="1"><text:bookmark-start text:name="__RefHeading___Toc89_661378428"/>⚠️ Acá está lo importante (más que los números)<text:bookmark-end text:name="__RefHeading___Toc89_661378428"/></text:h>
      <text:p text:style-name="Text_20_body">El riesgo país es MUY sensible a 3 cosas:</text:p>
      <text:h text:style-name="Heading_20_3" text:outline-level="3"><text:bookmark-start text:name="__RefHeading___Toc91_661378428"/>💣 1. Política<text:bookmark-end text:name="__RefHeading___Toc91_661378428"/></text:h>
      <text:list text:style-name="L36">
        <text:list-item>
          <text:p text:style-name="P74">Elecciones, conflictos, reformas trabadas<text:line-break/>👉 Puede subir 100–300 puntos en días </text:p>
        </text:list-item>
      </text:list>
      <text:p text:style-name="Horizontal_20_Line"/>
      <text:h text:style-name="Heading_20_3" text:outline-level="3"><text:bookmark-start text:name="__RefHeading___Toc93_661378428"/>💵 2. Bonos (no el dólar directo)<text:bookmark-end text:name="__RefHeading___Toc93_661378428"/></text:h>
      <text:list text:style-name="L37">
        <text:list-item>
          <text:p text:style-name="P76">Si los bonos argentinos suben → baja el riesgo país </text:p>
        </text:list-item>
        <text:list-item>
          <text:p text:style-name="P75">Si caen → sube </text:p>
        </text:list-item>
      </text:list>
      <text:p text:style-name="Horizontal_20_Line"/>
      <text:h text:style-name="Heading_20_3" text:outline-level="3"><text:bookmark-start text:name="__RefHeading___Toc95_661378428"/>🌎 3. Contexto global<text:bookmark-end text:name="__RefHeading___Toc95_661378428"/></text:h>
      <text:list text:style-name="L38">
        <text:list-item>
          <text:p text:style-name="P78">Tasas de EE.UU. </text:p>
        </text:list-item>
        <text:list-item>
          <text:p text:style-name="P77">Apetito por riesgo </text:p>
        </text:list-item>
      </text:list>
      <text:p text:style-name="Horizontal_20_Line"/>
      <text:h text:style-name="Heading_20_1" text:outline-level="1"><text:bookmark-start text:name="__RefHeading___Toc97_661378428"/>🔴 Escenario negativo (realista)<text:bookmark-end text:name="__RefHeading___Toc97_661378428"/></text:h>
      <text:p text:style-name="Text_20_body">Si algo se complica:</text:p>
      <text:list text:style-name="L39">
        <text:list-item>
          <text:p text:style-name="P80">Abril: 600–650 </text:p>
        </text:list-item>
        <text:list-item>
          <text:p text:style-name="P79">Junio: 700+ </text:p>
        </text:list-item>
      </text:list>
      <text:p text:style-name="Text_20_body">👉 Muy posible si:</text:p>
      <text:list text:style-name="L40">
        <text:list-item>
          <text:p text:style-name="P82">sube el dólar financiero </text:p>
        </text:list-item>
        <text:list-item>
          <text:p text:style-name="P81">o se cae la confianza en deuda </text:p>
        </text:list-item>
      </text:list>
      <text:p text:style-name="Horizontal_20_Line"/>
      <text:h text:style-name="Heading_20_1" text:outline-level="1"><text:bookmark-start text:name="__RefHeading___Toc99_661378428"/><text:soft-page-break/>🟢 Escenario optimista<text:bookmark-end text:name="__RefHeading___Toc99_661378428"/></text:h>
      <text:p text:style-name="Text_20_body">Si todo sale “mejor de lo esperado”:</text:p>
      <text:list text:style-name="L41">
        <text:list-item>
          <text:p text:style-name="P84">Abril: 550 </text:p>
        </text:list-item>
        <text:list-item>
          <text:p text:style-name="P83">Junio: <text:span text:style-name="Strong_20_Emphasis">450–480</text:span> </text:p>
        </text:list-item>
      </text:list>
      <text:p text:style-name="Text_20_body">👉 Esto implicaría:</text:p>
      <text:list text:style-name="L42">
        <text:list-item>
          <text:p text:style-name="P85">regreso al crédito internacional </text:p>
        </text:list-item>
      </text:list>
      <text:p text:style-name="Horizontal_20_Line"/>
      <text:h text:style-name="Heading_20_1" text:outline-level="1"><text:bookmark-start text:name="__RefHeading___Toc101_661378428"/>🧭 Mi lectura honesta<text:bookmark-end text:name="__RefHeading___Toc101_661378428"/></text:h>
      <text:p text:style-name="Text_20_body">A diferencia del dólar:</text:p>
      <text:p text:style-name="Quotations">El riesgo país no sigue una línea suave → <text:span text:style-name="Strong_20_Emphasis">se mueve a saltos</text:span></text:p>
      <text:p text:style-name="Text_20_body">Pero hoy el sesgo es:</text:p>
      <text:p text:style-name="Text_20_body">➡️ <text:span text:style-name="Strong_20_Emphasis">lento descenso, con mucha volatilidad en el medio</text:span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document-statistic meta:table-count="2" meta:image-count="0" meta:object-count="0" meta:page-count="13" meta:paragraph-count="296" meta:word-count="2068" meta:character-count="11307" meta:non-whitespace-character-count="9432"/>
  </office:meta>
</office:document-meta>
</file>